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iù" svg:font-family="Tiù"/>
    <style:font-face style:name="verdana" svg:font-family="verdan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2" style:family="paragraph" style:parent-style-name="Standard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f1360" style:font-size-asian="12pt" style:font-size-complex="12pt"/>
    </style:style>
    <style:style style:name="P3" style:family="paragraph" style:parent-style-name="Standard" style:list-style-name="L5">
      <style:paragraph-properties fo:text-align="justify" style:justify-single-word="false" fo:orphans="2" fo:widows="2"/>
      <style:text-properties style:use-window-font-color="true" style:font-name="Times New Roman" fo:font-size="12pt" officeooo:rsid="001f1360" officeooo:paragraph-rsid="001f1360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a5461" officeooo:paragraph-rsid="001a5461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1dabfa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paragraph-rsid="001a5461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paragraph-rsid="001a5461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paragraph-rsid="001a5461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15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17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21116f" style:font-size-asian="12pt" style:font-size-complex="12pt"/>
    </style:style>
    <style:style style:name="P1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30e57" officeooo:paragraph-rsid="00230e57" style:font-size-asian="12pt" style:font-size-complex="12pt"/>
    </style:style>
    <style:style style:name="P20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360" officeooo:paragraph-rsid="001f1360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24" style:family="paragraph" style:parent-style-name="Text_20_body" style:list-style-name="L7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65c57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f1a3c" officeooo:paragraph-rsid="001f1a3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a5461" officeooo:paragraph-rsid="001a5461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bf356" officeooo:paragraph-rsid="001bf356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21116f" officeooo:paragraph-rsid="0021116f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24e1da" officeooo:paragraph-rsid="0024e1da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33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a5461" officeooo:paragraph-rsid="001a5461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5461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f1a3c"/>
    </style:style>
    <style:style style:name="T5" style:family="text">
      <style:text-properties officeooo:rsid="001e175e"/>
    </style:style>
    <style:style style:name="T6" style:family="text">
      <style:text-properties officeooo:rsid="001f136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1a3c" style:font-weight-asian="bold" style:font-weight-complex="bold"/>
    </style:style>
    <style:style style:name="T9" style:family="text">
      <style:text-properties fo:font-variant="small-caps"/>
    </style:style>
    <style:style style:name="T10" style:family="text">
      <style:text-properties officeooo:rsid="001f1a3c"/>
    </style:style>
    <style:style style:name="T11" style:family="text">
      <style:text-properties officeooo:rsid="0021116f"/>
    </style:style>
    <style:style style:name="T12" style:family="text">
      <style:text-properties officeooo:rsid="00230e57"/>
    </style:style>
    <style:style style:name="T13" style:family="text">
      <style:text-properties officeooo:rsid="0024e1da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Facéties</text:p>
      <text:p text:style-name="P4">Cahier des charges 2019</text:p>
      <text:p text:style-name="P34"><text:s/>Attentes du projets</text:p>
      <text:p text:style-name="P5"/>
      <text:p text:style-name="P6"/>
      <text:p text:style-name="P7">Nous présenterons dans ce cahier des charges les attentes <text:span text:style-name="T6">du projet Facéties. </text:span></text:p>
      <text:p text:style-name="P7"/>
      <text:p text:style-name="P31"><text:span text:style-name="T13">I. Le traitement du corpus</text:span></text:p>
      <text:p text:style-name="P12"/>
      <text:p text:style-name="P25">1. odt &gt; xml</text:p>
      <text:p text:style-name="P25">relecture et stylage des fichiers .odt</text:p>
      <text:p text:style-name="P25">transformation au format .xml</text:p>
      <text:p text:style-name="P25"/>
      <text:p text:style-name="P25">2. xml &gt; xml</text:p>
      <text:p text:style-name="P25"/>
      <text:p text:style-name="P25">3. xml &gt; html</text:p>
      <text:p text:style-name="P12"/>
      <text:p text:style-name="P12"><text:s/>Mise en place des points les plus techniques ¨ Word &gt; XML § Relecture et stylage du fichier Word § Transformation au format XML ¨ XML &gt; XML § Résolution automatique des abréviations et des lettres ramistes ( à partir du modèle proposé par les Bibliothèques Virtuelles Humanistes ) ¨ XML &gt; HTML § Proposition d’un rendu visuel pour les textes relus avec les paratextes § Rendu visuel pour les textes non relus (paratextes) </text:p>
      <text:p text:style-name="P12"/>
      <text:p text:style-name="P30">II. Les attentes</text:p>
      <text:p text:style-name="P12"/>
      <text:p text:style-name="P26">1. Métadonnées</text:p>
      <text:p text:style-name="P14"/>
      <text:p text:style-name="P14">Nous inscrirons dans les métadonnées les informations suivantes :</text:p>
      <text:list xml:id="list1320816472" text:style-name="L6">
        <text:list-item>
          <text:p text:style-name="P15">les responsables du projet</text:p>
        </text:list-item>
        <text:list-item>
          <text:p text:style-name="P15">les personnes ayant participé à l’édition du texte</text:p>
        </text:list-item>
        <text:list-item>
          <text:p text:style-name="P15">les références bibliographiques</text:p>
        </text:list-item>
      </text:list>
      <text:p text:style-name="P14"/>
      <text:p text:style-name="P26">2. Le rendu en ligne</text:p>
      <text:p text:style-name="P27"/>
      <text:p text:style-name="P16">Nous effectuerons deux version<text:span text:style-name="T10">s</text:span>, l’un fac-similaire et l’autre normalisée, de chaque texte du corpus, réduit à dix textes <text:span text:style-name="T6">pour répondre au mieux aux besoins des chercheurs. </text:span></text:p>
      <text:p text:style-name="P16"/>
      <text:p text:style-name="P16"><text:span text:style-name="T8">2. </text:span><text:span text:style-name="T7">1. La version fac-similaire</text:span></text:p>
      <text:p text:style-name="P16"/>
      <text:p text:style-name="P16">La version fac-similaire que nous présenterons se veut au plus près du texte originel. </text:p>
      <text:p text:style-name="P16"/>
      <text:p text:style-name="P16">Cette version comportera : </text:p>
      <text:list xml:id="list4164366778" text:style-name="L4">
        <text:list-item>
          <text:p text:style-name="P13"><text:span text:style-name="T2">les abréviation non résolues (par défaut)</text:span></text:p>
        </text:list-item>
        <text:list-item>
          <text:p text:style-name="P13"><text:span text:style-name="T2">les lettres ramistes non dissimilées (par défaut)</text:span></text:p>
        </text:list-item>
        <text:list-item>
          <text:p text:style-name="P17">la mise en page respectée, avec les sauts de lignes</text:p>
        </text:list-item>
        <text:list-item>
          <text:p text:style-name="P19"><text:soft-page-break/>les lettrines seront conformes à celles présentes dans le texte originel (selon le nombre de lignes sur lesquelles s’applique la lettrine)</text:p>
        </text:list-item>
        <text:list-item>
          <text:p text:style-name="P17">les césures explicites, celles écrites dans le témoin, retranscrites</text:p>
        </text:list-item>
      </text:list>
      <text:p text:style-name="P16"/>
      <text:list xml:id="list153524350624962" text:continue-numbering="true" text:style-name="L4">
        <text:list-item>
          <text:p text:style-name="P20">la version fac-similaire sera mise en regard des images du PDF</text:p>
        </text:list-item>
        <text:list-item>
          <text:p text:style-name="P20">les images insérées dans le texte seront également insérées dans le flux du texte <text:span text:style-name="T9">html</text:span></text:p>
        </text:list-item>
      </text:list>
      <text:p text:style-name="P16"/>
      <text:p text:style-name="P8">→<text:span text:style-name="T6"> voir 3. Les options de consultations pour</text:span></text:p>
      <text:p text:style-name="P9">- abréviations et coquilles et lettres ramistes peuvent être résolues ou non, selon que l’on coche ou non les</text:p>
      <text:p text:style-name="P16"/>
      <text:p text:style-name="P10"/>
      <text:list xml:id="list177644087" text:style-name="L3">
        <text:list-item>
          <text:p text:style-name="P11">pas de corrections du document (« erreur » laissées comme figurées dans le texte)</text:p>
        </text:list-item>
        <text:list-item>
          <text:p text:style-name="P11">mise en page conservée (avec lettrine)</text:p>
        </text:list-item>
      </text:list>
      <text:p text:style-name="P12"/>
      <text:p text:style-name="P12"/>
      <text:p text:style-name="P28"><text:span text:style-name="T11">2. </text:span>2. La version normalisée</text:p>
      <text:p text:style-name="P21"/>
      <text:p text:style-name="P18">Cette version comportera : </text:p>
      <text:list xml:id="list1182559251" text:style-name="L5">
        <text:list-item>
          <text:p text:style-name="P1"><text:span text:style-name="T4">L</text:span><text:span text:style-name="T3">es numéros de feuillets seront insérés dans le fil du texte, entre crochets, </text:span><text:span text:style-name="T4">et distincts du reste du texte.</text:span></text:p>
        </text:list-item>
        <text:list-item>
          <text:p text:style-name="P1"><text:span text:style-name="T3">les abréviations seront résolues (par défaut)</text:span></text:p>
        </text:list-item>
        <text:list-item>
          <text:p text:style-name="P1"><text:span text:style-name="T3">les lettres ramistes seront dissimulées (par défaut)</text:span></text:p>
        </text:list-item>
        <text:list-item>
          <text:p text:style-name="P3"><text:span text:style-name="T3">les coquilles seront corrigées (par défaut)</text:span></text:p>
        </text:list-item>
        <text:list-item>
          <text:p text:style-name="P1"><text:span text:style-name="T3">ce qui est considéré comme des coquilles sera corrigé, </text:span></text:p>
        </text:list-item>
        <text:list-item>
          <text:p text:style-name="P3"><text:span text:style-name="T3">la mise en page ne sera pas conservée comme sur le texte d’origine : le texte sera présenté en bloc, sans sauts de ligne ni césures</text:span></text:p>
        </text:list-item>
      </text:list>
      <text:p text:style-name="P2"/>
      <text:p text:style-name="P28"><text:span text:style-name="T11">2. </text:span>3. Les options de consultation</text:p>
      <text:p text:style-name="P21"/>
      <text:p text:style-name="P23">Pour certaines particularités du texte, nous avons <text:span text:style-name="T5">mis au point, en JavaScript, certains boutons pour permettre des les afficher, ou non, selon les besoins des utilisateurs. Ces éléments seront </text:span></text:p>
      <text:p text:style-name="P22"/>
      <text:p text:style-name="P23"><text:span text:style-name="T5">B</text:span>outons proposés :</text:p>
      <text:list xml:id="list3363089336" text:style-name="L7">
        <text:list-item>
          <text:p text:style-name="P24">« abréviation » (pour afficher la résolution, ou non, des abréviations)</text:p>
        </text:list-item>
        <text:list-item>
          <text:p text:style-name="P24">« dissimilation » (pour afficher, ou non, les lettres ramistes)</text:p>
        </text:list-item>
        <text:list-item>
          <text:p text:style-name="P24">« césures implicites » (pour afficher, ou non, les césures implicites, non marquées par l’imprimeur)</text:p>
        </text:list-item>
      </text:list>
      <text:p text:style-name="P23"/>
      <text:p text:style-name="P29">3. Les paratextes</text:p>
      <text:p text:style-name="P29"/>
      <text:p text:style-name="P32">Le projet Facéties se focalise sur dix ouvrages prioritaires à traiter (voir Liste_des_10_ouvrages). En attendant que les quarante autres soient retranscrits (voir Liste_des_50_ouvrages), nous exploiterons les paratextes. </text:p>
      <text:p text:style-name="P32">Nous ferons également passer les paratextes dans les transformations xslt dédiées au projet <text:span text:style-name="T1">Facéties</text:span>. </text:p>
      <text:p text:style-name="P32"/>
      <text:list xml:id="list753229068" text:style-name="L8">
        <text:list-item>
          <text:p text:style-name="P33"><text:soft-page-break/>Mise en ligne des PDF (a minima)</text:p>
        </text:list-item>
        <text:list-item>
          <text:p text:style-name="P33"><text:span text:style-name="T12">M</text:span>ise en ligne des paratextes (voir Liste_des_paratextes_transmis)</text:p>
        </text:list-item>
        <text:list-item>
          <text:p text:style-name="P33"><text:span text:style-name="T12">M</text:span>ise en ligne des tables des matières (si elles ont été retranscrites)</text:p>
          <text:p text:style-name="P33"/>
        </text:list-item>
      </text:list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iù" svg:font-family="Tiù"/>
    <style:font-face style:name="verdana" svg:font-family="verdan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3:29:23.675000000</meta:creation-date>
    <dc:date>2019-06-25T15:11:32.313000000</dc:date>
    <meta:editing-duration>PT50M22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54" meta:word-count="582" meta:character-count="3495" meta:non-whitespace-character-count="2979"/>
  </office:meta>
</office:document-meta>
</file>